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Web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Century Gothic"/>
    </style:style>
    <style:style style:name="T3" style:parent-style-name="Enfasigrassetto" style:family="text">
      <style:text-properties style:font-name="Century Gothic"/>
    </style:style>
    <style:style style:name="T4" style:parent-style-name="Car.predefinitoparagrafo" style:family="text">
      <style:text-properties style:font-name="Century Gothic"/>
    </style:style>
    <style:style style:name="T5" style:parent-style-name="Enfasigrassetto" style:family="text">
      <style:text-properties style:font-name="Century Gothic"/>
    </style:style>
    <style:style style:name="T6" style:parent-style-name="Car.predefinitoparagrafo" style:family="text">
      <style:text-properties style:font-name="Century Gothic"/>
    </style:style>
    <style:style style:name="P7" style:parent-style-name="NormaleWeb" style:list-style-name="LFO1" style:family="paragraph">
      <style:paragraph-properties fo:line-height="115%"/>
    </style:style>
    <style:style style:name="T8" style:parent-style-name="Enfasigrassetto" style:family="text">
      <style:text-properties style:font-name="Century Gothic"/>
    </style:style>
    <style:style style:name="P9" style:parent-style-name="NormaleWeb" style:list-style-name="LFO1" style:family="paragraph">
      <style:paragraph-properties fo:line-height="115%"/>
    </style:style>
    <style:style style:name="T10" style:parent-style-name="Enfasigrassetto" style:family="text">
      <style:text-properties style:font-name="Century Gothic"/>
    </style:style>
    <style:style style:name="T11" style:parent-style-name="Enfasigrassetto" style:family="text">
      <style:text-properties style:font-name="Century Gothic"/>
    </style:style>
    <style:style style:name="P12" style:parent-style-name="NormaleWeb" style:list-style-name="LFO1" style:family="paragraph">
      <style:paragraph-properties fo:line-height="115%"/>
    </style:style>
    <style:style style:name="T13" style:parent-style-name="Enfasigrassetto" style:family="text">
      <style:text-properties style:font-name="Century Gothic"/>
    </style:style>
    <style:style style:name="P14" style:parent-style-name="NormaleWeb" style:list-style-name="LFO1" style:family="paragraph">
      <style:paragraph-properties fo:line-height="115%"/>
    </style:style>
    <style:style style:name="T15" style:parent-style-name="Enfasigrassetto" style:family="text">
      <style:text-properties style:font-name="Century Gothic"/>
    </style:style>
    <style:style style:name="P16" style:parent-style-name="NormaleWeb" style:list-style-name="LFO1" style:family="paragraph">
      <style:paragraph-properties fo:line-height="115%"/>
    </style:style>
    <style:style style:name="T17" style:parent-style-name="Enfasigrassetto" style:family="text">
      <style:text-properties style:font-name="Century Gothic"/>
    </style:style>
    <style:style style:name="P18" style:parent-style-name="NormaleWeb" style:family="paragraph">
      <style:paragraph-properties fo:line-height="115%"/>
    </style:style>
    <style:style style:name="P19" style:parent-style-name="NormaleWeb" style:list-style-name="LFO1" style:family="paragraph">
      <style:paragraph-properties fo:line-height="115%"/>
    </style:style>
    <style:style style:name="T20" style:parent-style-name="Car.predefinitoparagrafo" style:family="text">
      <style:text-properties style:font-name="Century Gothic"/>
    </style:style>
    <style:style style:name="T21" style:parent-style-name="Enfasigrassetto" style:family="text">
      <style:text-properties style:font-name="Century Gothic"/>
    </style:style>
    <style:style style:name="P22" style:parent-style-name="NormaleWeb" style:list-style-name="LFO1" style:family="paragraph">
      <style:paragraph-properties fo:line-height="115%"/>
    </style:style>
    <style:style style:name="T23" style:parent-style-name="Car.predefinitoparagrafo" style:family="text">
      <style:text-properties style:font-name="Century Gothic"/>
    </style:style>
    <style:style style:name="T24" style:parent-style-name="Enfasigrassetto" style:family="text">
      <style:text-properties style:font-name="Century Gothic"/>
    </style:style>
    <style:style style:name="P25" style:parent-style-name="NormaleWeb" style:list-style-name="LFO1" style:family="paragraph">
      <style:paragraph-properties fo:line-height="115%"/>
    </style:style>
    <style:style style:name="T26" style:parent-style-name="Car.predefinitoparagrafo" style:family="text">
      <style:text-properties style:font-name="Century Gothic"/>
    </style:style>
    <style:style style:name="T27" style:parent-style-name="Enfasigrassetto" style:family="text">
      <style:text-properties style:font-name="Century Gothic"/>
    </style:style>
    <style:style style:name="P28" style:parent-style-name="NormaleWeb" style:list-style-name="LFO1" style:family="paragraph">
      <style:paragraph-properties fo:line-height="115%"/>
    </style:style>
    <style:style style:name="T29" style:parent-style-name="Car.predefinitoparagrafo" style:family="text">
      <style:text-properties style:font-name="Century Gothic"/>
    </style:style>
    <style:style style:name="T30" style:parent-style-name="Enfasigrassetto" style:family="text">
      <style:text-properties style:font-name="Century Gothic"/>
    </style:style>
    <style:style style:name="P31" style:parent-style-name="NormaleWeb" style:list-style-name="LFO1" style:family="paragraph">
      <style:paragraph-properties fo:line-height="115%"/>
    </style:style>
    <style:style style:name="T32" style:parent-style-name="Car.predefinitoparagrafo" style:family="text">
      <style:text-properties style:font-name="Century Gothic"/>
    </style:style>
    <style:style style:name="T33" style:parent-style-name="Enfasigrassetto" style:family="text">
      <style:text-properties style:font-name="Century Gothic"/>
    </style:style>
    <style:style style:name="P34" style:parent-style-name="NormaleWeb" style:family="paragraph">
      <style:paragraph-properties fo:line-height="115%"/>
      <style:text-properties style:font-name="Century Gothic"/>
    </style:style>
    <style:style style:name="P35" style:parent-style-name="Normale" style:family="paragraph">
      <style:paragraph-properties fo:margin-top="0.0694in" fo:margin-bottom="0.0694in" fo:line-height="115%"/>
    </style:style>
    <style:style style:name="T36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7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9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40" style:parent-style-name="Normale" style:family="paragraph">
      <style:paragraph-properties fo:margin-top="0.0694in" fo:margin-bottom="0.0694in" fo:line-height="115%"/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41" style:parent-style-name="Normale" style:list-style-name="LFO2" style:family="paragraph">
      <style:paragraph-properties fo:margin-top="0.0694in" fo:margin-bottom="0.0694in" fo:line-height="115%"/>
    </style:style>
    <style:style style:name="T42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3" style:parent-style-name="Normale" style:list-style-name="LFO2" style:family="paragraph">
      <style:paragraph-properties fo:margin-top="0.0694in" fo:margin-bottom="0.0694in" fo:line-height="115%"/>
    </style:style>
    <style:style style:name="T44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5" style:parent-style-name="Normale" style:list-style-name="LFO2" style:family="paragraph">
      <style:paragraph-properties fo:margin-top="0.0694in" fo:margin-bottom="0.0694in" fo:line-height="115%"/>
    </style:style>
    <style:style style:name="T46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7" style:parent-style-name="Normale" style:list-style-name="LFO2" style:family="paragraph">
      <style:paragraph-properties fo:margin-top="0.0694in" fo:margin-bottom="0.0694in" fo:line-height="115%"/>
    </style:style>
    <style:style style:name="T48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9" style:parent-style-name="Normale" style:list-style-name="LFO2" style:family="paragraph">
      <style:paragraph-properties fo:margin-top="0.0694in" fo:margin-bottom="0.0694in" fo:line-height="115%"/>
    </style:style>
    <style:style style:name="T50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51" style:parent-style-name="Normale" style:list-style-name="LFO3" style:family="paragraph">
      <style:paragraph-properties fo:margin-top="0.0694in" fo:margin-bottom="0.0694in" fo:line-height="115%"/>
    </style:style>
    <style:style style:name="T52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53" style:parent-style-name="Normale" style:list-style-name="LFO3" style:family="paragraph">
      <style:paragraph-properties fo:margin-top="0.0694in" fo:margin-bottom="0.0694in" fo:line-height="115%"/>
    </style:style>
    <style:style style:name="T54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55" style:parent-style-name="Normale" style:list-style-name="LFO3" style:family="paragraph">
      <style:paragraph-properties fo:margin-top="0.0694in" fo:margin-bottom="0.0694in" fo:line-height="115%"/>
    </style:style>
    <style:style style:name="T56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7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58" style:parent-style-name="Normale" style:list-style-name="LFO3" style:family="paragraph">
      <style:paragraph-properties fo:margin-top="0.0694in" fo:margin-bottom="0.0694in" fo:line-height="115%"/>
    </style:style>
    <style:style style:name="T59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60" style:parent-style-name="Normale" style:list-style-name="LFO3" style:family="paragraph">
      <style:paragraph-properties fo:margin-top="0.0694in" fo:margin-bottom="0.0694in" fo:line-height="115%"/>
    </style:style>
    <style:style style:name="P61" style:parent-style-name="Normale" style:family="paragraph">
      <style:paragraph-properties fo:margin-top="0.0694in" fo:margin-bottom="0.0694in" fo:line-height="115%"/>
    </style:style>
    <style:style style:name="T62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3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64" style:parent-style-name="Car.predefinitoparagrafo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it" style:country-asian="IT"/>
    </style:style>
    <style:style style:name="T65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66" style:parent-style-name="Normale" style:family="paragraph">
      <style:paragraph-properties fo:margin-top="0.0694in" fo:margin-bottom="0.0694in" fo:line-height="115%"/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67" style:parent-style-name="Normale" style:list-style-name="LFO4" style:family="paragraph">
      <style:paragraph-properties fo:margin-top="0.0694in" fo:margin-bottom="0.0694in" fo:line-height="115%"/>
    </style:style>
    <style:style style:name="T68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9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70" style:parent-style-name="NormaleWeb" style:family="paragraph">
      <style:paragraph-properties fo:line-height="115%"/>
    </style:style>
    <style:style style:name="T71" style:parent-style-name="Car.predefinitoparagrafo" style:family="text">
      <style:text-properties style:font-name="Century Gothic"/>
    </style:style>
    <style:style style:name="T72" style:parent-style-name="Enfasigrassetto" style:family="text">
      <style:text-properties style:font-name="Century Gothic"/>
    </style:style>
    <style:style style:name="T73" style:parent-style-name="Car.predefinitoparagrafo" style:family="text">
      <style:text-properties style:font-name="Century Gothic"/>
    </style:style>
    <style:style style:name="P74" style:parent-style-name="NormaleWeb" style:list-style-name="LFO5" style:family="paragraph">
      <style:paragraph-properties fo:line-height="115%"/>
    </style:style>
    <style:style style:name="T75" style:parent-style-name="Enfasigrassetto" style:family="text">
      <style:text-properties style:font-name="Century Gothic"/>
    </style:style>
    <style:style style:name="P76" style:parent-style-name="NormaleWeb" style:list-style-name="LFO5" style:family="paragraph">
      <style:paragraph-properties fo:line-height="115%"/>
    </style:style>
    <style:style style:name="T77" style:parent-style-name="Enfasigrassetto" style:family="text">
      <style:text-properties style:font-name="Century Gothic"/>
    </style:style>
    <style:style style:name="P78" style:parent-style-name="NormaleWeb" style:list-style-name="LFO5" style:family="paragraph">
      <style:paragraph-properties fo:line-height="115%"/>
    </style:style>
    <style:style style:name="T79" style:parent-style-name="Enfasigrassetto" style:family="text">
      <style:text-properties style:font-name="Century Gothic"/>
    </style:style>
    <style:style style:name="P80" style:parent-style-name="NormaleWeb" style:list-style-name="LFO5" style:family="paragraph">
      <style:paragraph-properties fo:line-height="115%"/>
    </style:style>
    <style:style style:name="T81" style:parent-style-name="Enfasigrassetto" style:family="text">
      <style:text-properties style:font-name="Century Gothic"/>
    </style:style>
    <style:style style:name="P82" style:parent-style-name="NormaleWeb" style:list-style-name="LFO5" style:family="paragraph">
      <style:paragraph-properties fo:line-height="115%"/>
    </style:style>
    <style:style style:name="T83" style:parent-style-name="Enfasigrassetto" style:family="text">
      <style:text-properties style:font-name="Century Gothic"/>
    </style:style>
    <style:style style:name="P84" style:parent-style-name="NormaleWeb" style:family="paragraph">
      <style:paragraph-properties fo:line-height="115%"/>
    </style:style>
    <style:style style:name="T85" style:parent-style-name="Car.predefinitoparagrafo" style:family="text">
      <style:text-properties style:font-name="Century Gothic"/>
    </style:style>
    <style:style style:name="T86" style:parent-style-name="Enfasigrassetto" style:family="text">
      <style:text-properties style:font-name="Century Gothic"/>
    </style:style>
    <style:style style:name="T87" style:parent-style-name="Car.predefinitoparagrafo" style:family="text">
      <style:text-properties style:font-name="Century Gothic"/>
    </style:style>
    <style:style style:name="P88" style:parent-style-name="NormaleWeb" style:list-style-name="LFO6" style:family="paragraph">
      <style:paragraph-properties fo:line-height="115%"/>
    </style:style>
    <style:style style:name="T89" style:parent-style-name="Enfasigrassetto" style:family="text">
      <style:text-properties style:font-name="Century Gothic"/>
    </style:style>
    <style:style style:name="P90" style:parent-style-name="NormaleWeb" style:list-style-name="LFO6" style:family="paragraph">
      <style:paragraph-properties fo:line-height="115%"/>
    </style:style>
    <style:style style:name="T91" style:parent-style-name="Enfasigrassetto" style:family="text">
      <style:text-properties style:font-name="Century Gothic"/>
    </style:style>
    <style:style style:name="P92" style:parent-style-name="NormaleWeb" style:list-style-name="LFO6" style:family="paragraph">
      <style:paragraph-properties fo:line-height="115%"/>
    </style:style>
    <style:style style:name="T93" style:parent-style-name="Enfasigrassetto" style:family="text">
      <style:text-properties style:font-name="Century Gothic"/>
    </style:style>
    <style:style style:name="P94" style:parent-style-name="NormaleWeb" style:list-style-name="LFO6" style:family="paragraph">
      <style:paragraph-properties fo:line-height="115%"/>
    </style:style>
    <style:style style:name="T95" style:parent-style-name="Enfasigrassetto" style:family="text">
      <style:text-properties style:font-name="Century Gothic"/>
    </style:style>
    <style:style style:name="P96" style:parent-style-name="NormaleWeb" style:list-style-name="LFO6" style:family="paragraph">
      <style:paragraph-properties fo:line-height="115%"/>
    </style:style>
    <style:style style:name="T97" style:parent-style-name="Enfasigrassetto" style:family="text">
      <style:text-properties style:font-name="Century Gothic"/>
    </style:style>
    <style:style style:name="P98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9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00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01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02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03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04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05" style:parent-style-name="Normale" style:family="paragraph">
      <style:paragraph-properties fo:margin-top="0.0694in" fo:margin-bottom="0.0694in" fo:line-height="100%"/>
      <style:text-properties fo:hyphenate="true"/>
    </style:style>
    <style:style style:name="T106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10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10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09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1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1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12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13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14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15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6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17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18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19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0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21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22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3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24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25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26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27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28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29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30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31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32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33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34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35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36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37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3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3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40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41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42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43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4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4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46" style:parent-style-name="Normale" style:list-style-name="LFO7" style:family="paragraph">
      <style:paragraph-properties fo:margin-top="0.0694in" fo:margin-bottom="0.0694in" fo:line-height="100%"/>
      <style:text-properties fo:hyphenate="true"/>
    </style:style>
    <style:style style:name="T14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4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49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50" style:parent-style-name="Normale" style:family="paragraph">
      <style:paragraph-properties fo:margin-top="0.0694in" fo:margin-bottom="0.0694in" fo:line-height="100%"/>
      <style:text-properties fo:hyphenate="true"/>
    </style:style>
    <style:style style:name="T151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152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53" style:parent-style-name="Normale" style:list-style-name="LFO8" style:family="paragraph">
      <style:paragraph-properties fo:margin-top="0.0694in" fo:margin-bottom="0.0694in" fo:line-height="100%"/>
      <style:text-properties fo:hyphenate="true"/>
    </style:style>
    <style:style style:name="T15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56" style:parent-style-name="Normale" style:list-style-name="LFO8" style:family="paragraph">
      <style:paragraph-properties fo:margin-top="0.0694in" fo:margin-bottom="0.0694in" fo:line-height="100%"/>
      <style:text-properties fo:hyphenate="true"/>
    </style:style>
    <style:style style:name="T15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59" style:parent-style-name="Normale" style:list-style-name="LFO8" style:family="paragraph">
      <style:paragraph-properties fo:margin-top="0.0694in" fo:margin-bottom="0.0694in" fo:line-height="100%"/>
      <style:text-properties fo:hyphenate="true"/>
    </style:style>
    <style:style style:name="T16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62" style:parent-style-name="Normale" style:family="paragraph">
      <style:paragraph-properties fo:margin-top="0.0694in" fo:margin-bottom="0.0694in" fo:line-height="100%"/>
      <style:text-properties fo:hyphenate="true"/>
    </style:style>
    <style:style style:name="T163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16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65" style:parent-style-name="Normale" style:list-style-name="LFO9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66" style:parent-style-name="Normale" style:list-style-name="LFO9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67" style:parent-style-name="Normale" style:list-style-name="LFO9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68" style:parent-style-name="Normale" style:list-style-name="LFO9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69" style:parent-style-name="Normale" style:list-style-name="LFO9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70" style:parent-style-name="Normale" style:family="paragraph">
      <style:paragraph-properties fo:margin-top="0.0694in" fo:margin-bottom="0.0694in" fo:line-height="100%"/>
      <style:text-properties fo:hyphenate="true"/>
    </style:style>
    <style:style style:name="T171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172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73" style:parent-style-name="Normale" style:list-style-name="LFO10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74" style:parent-style-name="Normale" style:list-style-name="LFO10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75" style:parent-style-name="Normale" style:list-style-name="LFO10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76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177" style:parent-style-name="Normale" style:family="paragraph">
      <style:paragraph-properties fo:margin-top="0.0694in" fo:margin-bottom="0.0694in" fo:line-height="100%"/>
      <style:text-properties fo:hyphenate="true"/>
    </style:style>
    <style:style style:name="T178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179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80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181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8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83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18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8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8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87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88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89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19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9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193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19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19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197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19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00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201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0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203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4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5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207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20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0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10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211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1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213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4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15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216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21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1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19" style:parent-style-name="Normale" style:list-style-name="LFO11" style:family="paragraph">
      <style:paragraph-properties fo:margin-top="0.0694in" fo:margin-bottom="0.0694in" fo:line-height="100%"/>
      <style:text-properties fo:hyphenate="true"/>
    </style:style>
    <style:style style:name="T22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2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222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223" style:parent-style-name="Normale" style:family="paragraph">
      <style:paragraph-properties fo:margin-top="0.0694in" fo:margin-bottom="0.0694in" fo:line-height="100%"/>
      <style:text-properties fo:hyphenate="true"/>
    </style:style>
    <style:style style:name="T224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225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26" style:parent-style-name="Normale" style:list-style-name="LFO12" style:family="paragraph">
      <style:paragraph-properties fo:margin-top="0.0694in" fo:margin-bottom="0.0694in" fo:line-height="100%"/>
      <style:text-properties fo:hyphenate="true"/>
    </style:style>
    <style:style style:name="T22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2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29" style:parent-style-name="Normale" style:list-style-name="LFO12" style:family="paragraph">
      <style:paragraph-properties fo:margin-top="0.0694in" fo:margin-bottom="0.0694in" fo:line-height="100%"/>
      <style:text-properties fo:hyphenate="true"/>
    </style:style>
    <style:style style:name="T23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3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32" style:parent-style-name="Normale" style:list-style-name="LFO12" style:family="paragraph">
      <style:paragraph-properties fo:margin-top="0.0694in" fo:margin-bottom="0.0694in" fo:line-height="100%"/>
      <style:text-properties fo:hyphenate="true"/>
    </style:style>
    <style:style style:name="T233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34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35" style:parent-style-name="Normale" style:family="paragraph">
      <style:paragraph-properties fo:margin-top="0.0694in" fo:margin-bottom="0.0694in" fo:line-height="100%"/>
      <style:text-properties fo:hyphenate="true"/>
    </style:style>
    <style:style style:name="T236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23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38" style:parent-style-name="Normale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39" style:parent-style-name="Normale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0" style:parent-style-name="Normale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1" style:parent-style-name="Normale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2" style:parent-style-name="Normale" style:list-style-name="LFO13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3" style:parent-style-name="Normale" style:family="paragraph">
      <style:paragraph-properties fo:margin-top="0.0694in" fo:margin-bottom="0.0694in" fo:line-height="100%"/>
      <style:text-properties fo:hyphenate="true"/>
    </style:style>
    <style:style style:name="T244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245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46" style:parent-style-name="Normale" style:list-style-name="LFO14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7" style:parent-style-name="Normale" style:list-style-name="LFO14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8" style:parent-style-name="Normale" style:list-style-name="LFO14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49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0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1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2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3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4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5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6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7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8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0pt" style:font-size-asian="10pt" style:font-size-complex="10pt" style:language-asian="it" style:country-asian="IT" fo:hyphenate="true"/>
    </style:style>
    <style:style style:name="P259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60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261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7.5pt" style:font-size-asian="7.5pt" style:font-size-complex="7.5pt" style:language-asian="it" style:country-asian="IT" fo:hyphenate="true"/>
    </style:style>
    <style:style style:name="P262" style:parent-style-name="Normale" style:family="paragraph">
      <style:paragraph-properties fo:margin-top="0.0694in" fo:margin-bottom="0.0694in" fo:line-height="100%"/>
      <style:text-properties fo:hyphenate="true"/>
    </style:style>
    <style:style style:name="T263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26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6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66" style:parent-style-name="Normale" style:family="paragraph">
      <style:paragraph-properties fo:margin-top="0.0694in" fo:margin-bottom="0.0694in" fo:line-height="100%"/>
      <style:text-properties fo:hyphenate="true"/>
    </style:style>
    <style:style style:name="T267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26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69" style:parent-style-name="Normale" style:list-style-name="LFO15" style:family="paragraph">
      <style:paragraph-properties fo:margin-top="0.0694in" fo:margin-bottom="0.0694in" fo:line-height="100%"/>
      <style:text-properties fo:hyphenate="true"/>
    </style:style>
    <style:style style:name="T27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7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27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73" style:parent-style-name="Normale" style:list-style-name="LFO15" style:family="paragraph">
      <style:paragraph-properties fo:margin-top="0.0694in" fo:margin-bottom="0.0694in" fo:line-height="100%"/>
      <style:text-properties fo:hyphenate="true"/>
    </style:style>
    <style:style style:name="T27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7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76" style:parent-style-name="Normale" style:family="paragraph">
      <style:paragraph-properties fo:margin-bottom="0in" fo:line-height="100%"/>
      <style:text-properties fo:hyphenate="true"/>
    </style:style>
    <style:style style:name="T277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278" style:parent-style-name="Normale" style:family="paragraph">
      <style:paragraph-properties fo:margin-top="0.0694in" fo:margin-bottom="0.0694in" fo:line-height="100%"/>
      <style:text-properties fo:hyphenate="true"/>
    </style:style>
    <style:style style:name="T279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28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ableColumn282" style:family="table-column">
      <style:table-column-properties style:column-width="0.6736in"/>
    </style:style>
    <style:style style:name="TableColumn283" style:family="table-column">
      <style:table-column-properties style:column-width="1.6805in"/>
    </style:style>
    <style:style style:name="TableColumn284" style:family="table-column">
      <style:table-column-properties style:column-width="1.3263in"/>
    </style:style>
    <style:style style:name="TableColumn285" style:family="table-column">
      <style:table-column-properties style:column-width="3.0125in"/>
    </style:style>
    <style:style style:name="Table281" style:family="table">
      <style:table-properties style:width="6.693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Normale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Normale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Normale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TableCell2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4" style:parent-style-name="Normale" style:family="paragraph">
      <style:paragraph-properties fo:text-align="center" fo:margin-bottom="0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TableRow295" style:family="table-row">
      <style:table-row-properties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3" style:parent-style-name="Normale" style:family="paragraph">
      <style:paragraph-properties fo:margin-bottom="0in" fo:line-height="100%"/>
      <style:text-properties fo:hyphenate="true"/>
    </style:style>
    <style:style style:name="T304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05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0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ableRow307" style:family="table-row">
      <style:table-row-properties/>
    </style:style>
    <style:style style:name="TableCell3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9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Normale" style:family="paragraph">
      <style:paragraph-properties fo:margin-bottom="0in" fo:line-height="100%"/>
      <style:text-properties fo:hyphenate="true"/>
    </style:style>
    <style:style style:name="T31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17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ableRow318" style:family="table-row">
      <style:table-row-properties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6" style:parent-style-name="Normale" style:family="paragraph">
      <style:paragraph-properties fo:margin-bottom="0in" fo:line-height="100%"/>
      <style:text-properties fo:hyphenate="true"/>
    </style:style>
    <style:style style:name="T327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ableRow328" style:family="table-row">
      <style:table-row-properties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0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2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6" style:parent-style-name="Normale" style:family="paragraph">
      <style:paragraph-properties fo:margin-bottom="0in" fo:line-height="100%"/>
      <style:text-properties fo:hyphenate="true"/>
    </style:style>
    <style:style style:name="T337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38" style:parent-style-name="Car.predefinitoparagrafo" style:family="text">
      <style:text-properties style:font-name="Segoe UI Emoji" style:font-name-asian="Times New Roman" style:font-name-complex="Segoe UI Emoji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39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ableRow340" style:family="table-row">
      <style:table-row-properties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8" style:parent-style-name="Normale" style:family="paragraph">
      <style:paragraph-properties fo:margin-bottom="0in" fo:line-height="100%"/>
      <style:text-properties fo:hyphenate="true"/>
    </style:style>
    <style:style style:name="T349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4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Normale" style:family="paragraph">
      <style:paragraph-properties fo:margin-bottom="0in" fo:line-height="100%"/>
      <style:text-properties fo:hyphenate="true"/>
    </style:style>
    <style:style style:name="T359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ableRow360" style:family="table-row">
      <style:table-row-properties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6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TableCell3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8" style:parent-style-name="Normale" style:family="paragraph">
      <style:paragraph-properties fo:margin-bottom="0in" fo:line-height="100%"/>
      <style:text-properties fo:hyphenate="true"/>
    </style:style>
    <style:style style:name="T369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370" style:parent-style-name="Normale" style:family="paragraph">
      <style:paragraph-properties fo:margin-bottom="0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371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7.5pt" style:font-size-asian="7.5pt" style:font-size-complex="7.5pt" style:language-asian="it" style:country-asian="IT" fo:hyphenate="true"/>
    </style:style>
    <style:style style:name="P372" style:parent-style-name="Normale" style:family="paragraph">
      <style:paragraph-properties fo:margin-top="0.0694in" fo:margin-bottom="0.0694in" fo:line-height="100%"/>
      <style:text-properties fo:hyphenate="true"/>
    </style:style>
    <style:style style:name="T373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37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7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376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7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7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379" style:parent-style-name="Normale" style:family="paragraph">
      <style:paragraph-properties fo:margin-bottom="0in" fo:line-height="100%"/>
      <style:text-properties fo:hyphenate="true"/>
    </style:style>
    <style:style style:name="T380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381" style:parent-style-name="Normale" style:family="paragraph">
      <style:paragraph-properties fo:margin-top="0.0694in" fo:margin-bottom="0.0694in" fo:line-height="100%"/>
      <style:text-properties fo:hyphenate="true"/>
    </style:style>
    <style:style style:name="P382" style:parent-style-name="Normale" style:family="paragraph">
      <style:paragraph-properties fo:margin-top="0.0694in" fo:margin-bottom="0.0694in" fo:line-height="100%"/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 fo:hyphenate="true"/>
    </style:style>
    <style:style style:name="P383" style:parent-style-name="Normale" style:family="paragraph">
      <style:paragraph-properties fo:margin-top="0.0694in" fo:margin-bottom="0.0694in" fo:line-height="100%"/>
      <style:text-properties fo:hyphenate="true"/>
    </style:style>
    <style:style style:name="T384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385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386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P387" style:parent-style-name="Normale" style:list-style-name="LFO16" style:family="paragraph">
      <style:paragraph-properties fo:margin-top="0.0694in" fo:margin-bottom="0.0694in" fo:line-height="100%"/>
      <style:text-properties fo:hyphenate="true"/>
    </style:style>
    <style:style style:name="T38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8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390" style:parent-style-name="Normale" style:list-style-name="LFO16" style:family="paragraph">
      <style:paragraph-properties fo:margin-top="0.0694in" fo:margin-bottom="0.0694in" fo:line-height="100%"/>
      <style:text-properties fo:hyphenate="true"/>
    </style:style>
    <style:style style:name="T391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9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393" style:parent-style-name="Normale" style:list-style-name="LFO16" style:family="paragraph">
      <style:paragraph-properties fo:margin-top="0.0694in" fo:margin-bottom="0.0694in" fo:line-height="100%"/>
      <style:text-properties fo:hyphenate="true"/>
    </style:style>
    <style:style style:name="T39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395" style:parent-style-name="Normale" style:list-style-name="LFO16" style:family="paragraph">
      <style:paragraph-properties fo:margin-top="0.0694in" fo:margin-bottom="0.0694in" fo:line-height="100%"/>
      <style:text-properties fo:hyphenate="true"/>
    </style:style>
    <style:style style:name="T39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97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398" style:parent-style-name="Normale" style:family="paragraph">
      <style:paragraph-properties fo:margin-bottom="0in" fo:line-height="100%"/>
      <style:text-properties fo:hyphenate="true"/>
    </style:style>
    <style:style style:name="T39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00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P401" style:parent-style-name="Normale" style:list-style-name="LFO17" style:family="paragraph">
      <style:paragraph-properties fo:margin-top="0.0694in" fo:margin-bottom="0.0694in" fo:line-height="100%"/>
      <style:text-properties fo:hyphenate="true"/>
    </style:style>
    <style:style style:name="T402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03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04" style:parent-style-name="Normale" style:list-style-name="LFO17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405" style:parent-style-name="Normale" style:list-style-name="LFO17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406" style:parent-style-name="Normale" style:list-style-name="LFO17" style:family="paragraph">
      <style:paragraph-properties fo:margin-top="0.0694in" fo:margin-bottom="0.0694in" fo:line-height="100%"/>
      <style:text-properties fo:hyphenate="true"/>
    </style:style>
    <style:style style:name="T40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0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09" style:parent-style-name="Normale" style:list-style-name="LFO17" style:family="paragraph">
      <style:paragraph-properties fo:margin-top="0.0694in" fo:margin-bottom="0.0694in" fo:line-height="100%"/>
      <style:text-properties fo:hyphenate="true"/>
    </style:style>
    <style:style style:name="T41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11" style:parent-style-name="Normale" style:list-style-name="LFO17" style:family="paragraph">
      <style:paragraph-properties fo:margin-top="0.0694in" fo:margin-bottom="0.0694in" fo:line-height="100%"/>
      <style:text-properties fo:hyphenate="true"/>
    </style:style>
    <style:style style:name="T412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13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14" style:parent-style-name="Normale" style:list-style-name="LFO17" style:family="paragraph">
      <style:paragraph-properties fo:margin-top="0.0694in" fo:margin-bottom="0.0694in" fo:line-height="100%"/>
      <style:text-properties fo:hyphenate="true"/>
    </style:style>
    <style:style style:name="T415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16" style:parent-style-name="Normale" style:family="paragraph">
      <style:paragraph-properties fo:margin-bottom="0in" fo:line-height="100%"/>
      <style:text-properties fo:hyphenate="true"/>
    </style:style>
    <style:style style:name="T417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18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P419" style:parent-style-name="Normale" style:list-style-name="LFO18" style:family="paragraph">
      <style:paragraph-properties fo:margin-top="0.0694in" fo:margin-bottom="0.0694in" fo:line-height="100%"/>
      <style:text-properties fo:hyphenate="true"/>
    </style:style>
    <style:style style:name="T42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21" style:parent-style-name="Normale" style:list-style-name="LFO18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422" style:parent-style-name="Normale" style:list-style-name="LFO18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423" style:parent-style-name="Normale" style:list-style-name="LFO18" style:family="paragraph">
      <style:paragraph-properties fo:margin-top="0.0694in" fo:margin-bottom="0.0694in" fo:line-height="100%"/>
      <style:text-properties fo:hyphenate="true"/>
    </style:style>
    <style:style style:name="T42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25" style:parent-style-name="Normale" style:list-style-name="LFO18" style:family="paragraph">
      <style:paragraph-properties fo:margin-top="0.0694in" fo:margin-bottom="0.0694in" fo:line-height="100%"/>
      <style:text-properties fo:hyphenate="true"/>
    </style:style>
    <style:style style:name="T42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27" style:parent-style-name="Normale" style:list-style-name="LFO18" style:family="paragraph">
      <style:paragraph-properties fo:margin-top="0.0694in" fo:margin-bottom="0.0694in" fo:line-height="100%"/>
      <style:text-properties fo:hyphenate="true"/>
    </style:style>
    <style:style style:name="T428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29" style:parent-style-name="Normale" style:family="paragraph">
      <style:paragraph-properties fo:margin-bottom="0in" fo:line-height="100%"/>
      <style:text-properties fo:hyphenate="true"/>
    </style:style>
    <style:style style:name="T430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31" style:parent-style-name="Normale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 fo:hyphenate="true"/>
    </style:style>
    <style:style style:name="P432" style:parent-style-name="Normale" style:list-style-name="LFO19" style:family="paragraph">
      <style:paragraph-properties fo:margin-top="0.0694in" fo:margin-bottom="0.0694in" fo:line-height="100%"/>
      <style:text-properties fo:hyphenate="true"/>
    </style:style>
    <style:style style:name="T433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34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35" style:parent-style-name="Normale" style:list-style-name="LFO19" style:family="paragraph">
      <style:paragraph-properties fo:margin-top="0.0694in" fo:margin-bottom="0.0694in" fo:line-height="100%"/>
      <style:text-properties fo:hyphenate="true"/>
    </style:style>
    <style:style style:name="T436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37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38" style:parent-style-name="Normale" style:list-style-name="LFO19" style:family="paragraph">
      <style:paragraph-properties fo:margin-top="0.0694in" fo:margin-bottom="0.0694in" fo:line-height="100%"/>
      <style:text-properties fo:hyphenate="true"/>
    </style:style>
    <style:style style:name="T439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440" style:parent-style-name="Normale" style:list-style-name="LFO19" style:family="paragraph">
      <style:paragraph-properties fo:margin-top="0.0694in" fo:margin-bottom="0.0694in" fo:line-height="100%"/>
      <style:text-properties fo:hyphenate="true"/>
    </style:style>
    <style:style style:name="T441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42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43" style:parent-style-name="Normale" style:list-style-name="LFO19" style:family="paragraph">
      <style:paragraph-properties fo:margin-top="0.0694in" fo:margin-bottom="0.0694in" fo:line-height="100%"/>
      <style:text-properties fo:hyphenate="true"/>
    </style:style>
    <style:style style:name="T444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45" style:parent-style-name="Normale" style:family="paragraph">
      <style:paragraph-properties fo:margin-bottom="0in" fo:line-height="100%"/>
      <style:text-properties fo:hyphenate="true"/>
    </style:style>
    <style:style style:name="T446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47" style:parent-style-name="Normale" style:family="paragraph">
      <style:paragraph-properties fo:margin-top="0.0694in" fo:margin-bottom="0.0694in" fo:line-height="100%"/>
      <style:text-properties fo:hyphenate="true"/>
    </style:style>
    <style:style style:name="T448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449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450" style:parent-style-name="Normale" style:list-style-name="LFO20" style:family="paragraph">
      <style:paragraph-properties fo:margin-top="0.0694in" fo:margin-bottom="0.0694in" fo:line-height="100%"/>
      <style:text-properties fo:hyphenate="true"/>
    </style:style>
    <style:style style:name="T451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5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53" style:parent-style-name="Normale" style:list-style-name="LFO20" style:family="paragraph">
      <style:paragraph-properties fo:margin-top="0.0694in" fo:margin-bottom="0.0694in" fo:line-height="100%"/>
      <style:text-properties fo:hyphenate="true"/>
    </style:style>
    <style:style style:name="T45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5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456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57" style:parent-style-name="Normale" style:list-style-name="LFO20" style:family="paragraph">
      <style:paragraph-properties fo:margin-top="0.0694in" fo:margin-bottom="0.0694in" fo:line-height="100%"/>
      <style:text-properties fo:hyphenate="true"/>
    </style:style>
    <style:style style:name="T45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5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60" style:parent-style-name="Normale" style:family="paragraph">
      <style:paragraph-properties fo:margin-bottom="0in" fo:line-height="100%"/>
      <style:text-properties fo:hyphenate="true"/>
    </style:style>
    <style:style style:name="T46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62" style:parent-style-name="Normale" style:family="paragraph">
      <style:paragraph-properties fo:margin-top="0.0694in" fo:margin-bottom="0.0694in" fo:line-height="100%"/>
      <style:text-properties fo:hyphenate="true"/>
    </style:style>
    <style:style style:name="T463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464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465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466" style:parent-style-name="Normale" style:list-style-name="LFO21" style:family="paragraph">
      <style:paragraph-properties fo:margin-top="0.0694in" fo:margin-bottom="0.0694in" fo:line-height="100%"/>
      <style:text-properties fo:hyphenate="true"/>
    </style:style>
    <style:style style:name="T467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6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69" style:parent-style-name="Normale" style:list-style-name="LFO21" style:family="paragraph">
      <style:paragraph-properties fo:margin-top="0.0694in" fo:margin-bottom="0.0694in" fo:line-height="100%"/>
      <style:text-properties fo:hyphenate="true"/>
    </style:style>
    <style:style style:name="T470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71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72" style:parent-style-name="Normale" style:family="paragraph">
      <style:paragraph-properties fo:margin-bottom="0in" fo:line-height="100%"/>
      <style:text-properties fo:hyphenate="true"/>
    </style:style>
    <style:style style:name="T473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74" style:parent-style-name="Normale" style:family="paragraph">
      <style:paragraph-properties fo:margin-top="0.0694in" fo:margin-bottom="0.0694in" fo:line-height="100%"/>
      <style:text-properties fo:hyphenate="true"/>
    </style:style>
    <style:style style:name="T475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476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477" style:parent-style-name="Normale" style:list-style-name="LFO22" style:family="paragraph">
      <style:paragraph-properties fo:margin-top="0.0694in" fo:margin-bottom="0.0694in" fo:line-height="100%"/>
      <style:text-properties fo:hyphenate="true"/>
    </style:style>
    <style:style style:name="T478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7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80" style:parent-style-name="Normale" style:list-style-name="LFO22" style:family="paragraph">
      <style:paragraph-properties fo:margin-top="0.0694in" fo:margin-bottom="0.0694in" fo:line-height="100%"/>
      <style:text-properties fo:hyphenate="true"/>
    </style:style>
    <style:style style:name="T481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82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483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84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85" style:parent-style-name="Normale" style:list-style-name="LFO22" style:family="paragraph">
      <style:paragraph-properties fo:margin-top="0.0694in" fo:margin-bottom="0.0694in" fo:line-height="100%"/>
      <style:text-properties fo:hyphenate="true"/>
    </style:style>
    <style:style style:name="T486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87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88" style:parent-style-name="Normale" style:family="paragraph">
      <style:paragraph-properties fo:margin-bottom="0in" fo:line-height="100%"/>
      <style:text-properties fo:hyphenate="true"/>
    </style:style>
    <style:style style:name="T489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490" style:parent-style-name="Normale" style:family="paragraph">
      <style:paragraph-properties fo:margin-top="0.0694in" fo:margin-bottom="0.0694in" fo:line-height="100%"/>
      <style:text-properties fo:hyphenate="true"/>
    </style:style>
    <style:style style:name="T491" style:parent-style-name="Car.predefinitoparagrafo" style:family="text">
      <style:text-properties style:font-name="Segoe UI Emoji" style:font-name-asian="Times New Roman" style:font-name-complex="Segoe UI Emoji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T492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493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true"/>
    </style:style>
    <style:style style:name="P494" style:parent-style-name="Normale" style:list-style-name="LFO23" style:family="paragraph">
      <style:paragraph-properties fo:margin-top="0.0694in" fo:margin-bottom="0.0694in" fo:line-height="100%"/>
      <style:text-properties fo:hyphenate="true"/>
    </style:style>
    <style:style style:name="T495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96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497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498" style:parent-style-name="Normale" style:list-style-name="LFO23" style:family="paragraph">
      <style:paragraph-properties fo:margin-top="0.0694in" fo:margin-bottom="0.0694in" fo:line-height="100%"/>
      <style:text-properties fo:hyphenate="true"/>
    </style:style>
    <style:style style:name="T499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00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501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502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503" style:parent-style-name="Normale" style:list-style-name="LFO23" style:family="paragraph">
      <style:paragraph-properties fo:margin-top="0.0694in" fo:margin-bottom="0.0694in" fo:line-height="100%"/>
      <style:text-properties fo:hyphenate="true"/>
    </style:style>
    <style:style style:name="T504" style:parent-style-name="Car.predefinitoparagrafo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05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T506" style:parent-style-name="Car.predefinitoparagrafo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P507" style:parent-style-name="Normale" style:family="paragraph">
      <style:paragraph-properties fo:margin-bottom="0in" fo:line-height="100%"/>
      <style:text-properties fo:hyphenate="true"/>
    </style:style>
    <style:style style:name="T508" style:parent-style-name="Car.predefinitoparagrafo" style:family="text">
      <style:text-properties style:font-name="Times New Roman" style:font-name-asian="Times New Roman" style:letter-kerning="false" fo:font-size="12pt" style:font-size-asian="12pt" style:font-size-complex="12pt" style:language-asian="it" style:country-asian="IT"/>
    </style:style>
    <style:style style:name="P509" style:parent-style-name="Norma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it" style:country-asian="IT" fo:hyphenate="true"/>
    </style:style>
    <style:style style:name="P510" style:parent-style-name="Normale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it" style:country-asian="IT" fo:hyphenate="true"/>
    </style:style>
    <style:style style:name="P511" style:parent-style-name="Normale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it" style:country-asian="IT" fo:hyphenate="true"/>
    </style:style>
    <style:style style:name="P512" style:parent-style-name="Normale" style:family="paragraph">
      <style:paragraph-properties fo:margin-bottom="0in" fo:line-height="115%" fo:margin-left="0.25in">
        <style:tab-stops/>
      </style:paragraph-properties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2">Mi piace questa combinazione di elementi! Ecco alcune descrizioni che integrano<text:s/></text:span><text:span text:style-name="T3">OrdinFlare</text:span><text:span text:style-name="T4"><text:s/>con<text:s/></text:span><text:span text:style-name="T5">passione, sicurezza e gioia</text:span><text:span text:style-name="T6">:</text:span></text:p>
      <text:p text:style-name="NormaleWeb"/>
      <text:list text:style-name="LFO1" text:continue-numbering="true">
        <text:list-item>
          <text:p text:style-name="P7"><text:span text:style-name="T8">"OrdinFlare: la scintilla dell’ordine che nasce dalla passione, cresce con sicurezza e illumina con gioia."</text:span></text:p>
        </text:list-item>
        <text:list-item>
          <text:p text:style-name="P9"><text:span text:style-name="T10">"La<text:s/></text:span><text:span text:style-name="T11">forza di un metodo, l’entusiasmo di una passione, la certezza di un equilibrio: OrdinFlare, il tuo spazio ideale."</text:span></text:p>
        </text:list-item>
        <text:list-item>
          <text:p text:style-name="P12"><text:span text:style-name="T13">"OrdinFlare è più di un sistema: è energia pura, una visione chiara e un’onda di gioia organizzata."</text:span></text:p>
        </text:list-item>
        <text:list-item>
          <text:p text:style-name="P14"><text:span text:style-name="T15">"Dove l’armonia incontra la determinazione: OrdinFlare trasforma il caos in sicurezza, la struttura in emozione e l’ordine in pura felicità."</text:span></text:p>
        </text:list-item>
        <text:list-item>
          <text:p text:style-name="P16"><text:span text:style-name="T17">"Passione che guida, sicurezza che sostiene, gioia che avvolge: OrdinFlare è il ritmo perfetto dell’organizzazione."</text:span></text:p>
        </text:list-item>
      </text:list>
      <text:p text:style-name="P18"/>
      <text:list text:style-name="LFO1" text:continue-numbering="true">
        <text:list-item>
          <text:p text:style-name="P19"><text:span text:style-name="T20"> <text:s/></text:span><text:span text:style-name="T21">"OrdinFlare: l’ordine che brilla, un metodo che ispira, una passione che accende."</text:span></text:p>
        </text:list-item>
        <text:list-item>
          <text:p text:style-name="P22"><text:span text:style-name="T23"> <text:s/></text:span><text:span text:style-name="T24">"Più di una routine, più di un’abitudine: OrdinFlare è energia pura per chi vive l’organizzazione con entusiasmo."</text:span></text:p>
        </text:list-item>
        <text:list-item>
          <text:p text:style-name="P25"><text:span text:style-name="T26"> <text:s/></text:span><text:span text:style-name="T27">"Quando la precisione diventa stile, quando l’armonia incontra la creatività: OrdinFlare è l’evoluzione dell’ordine."</text:span></text:p>
        </text:list-item>
        <text:list-item>
          <text:p text:style-name="P28"><text:span text:style-name="T29"> <text:s/></text:span><text:span text:style-name="T30">"Non solo organizzazione, ma un impulso creativo che trasforma ogni spazio: OrdinFlare, l’arte del metodo."</text:span></text:p>
        </text:list-item>
        <text:list-item>
          <text:p text:style-name="P31"><text:span text:style-name="T32"> <text:s/></text:span><text:span text:style-name="T33">"OrdinFlare è il bagliore dell’ordine, la scintilla che trasforma il caos in perfezione."</text:span></text:p>
        </text:list-item>
      </text:list>
      <text:p text:style-name="P34"/>
      <text:p text:style-name="P35"><text:span text:style-name="T36">OrdinFlare</text:span><text:span text:style-name="T37"><text:s/>è un nome che unisce rigore e creatività, metodo e slancio. Se vuoi descriverlo coniugando il concetto di<text:s/></text:span><text:span text:style-name="T38">passione</text:span><text:span text:style-name="T39">, potresti enfatizzare l’energia con cui vivi l’ordine e l’armonia come un vero e proprio stile di vita.</text:span></text:p>
      <text:p text:style-name="P40">Ecco alcune descrizioni che<text:s/>potrebbero ispirarti:</text:p>
      <text:list text:style-name="LFO2" text:continue-numbering="true">
        <text:list-item>
          <text:p text:style-name="P41"><text:span text:style-name="T42">"OrdinFlare: quando la precisione incontra l’entusiasmo, trasformando l’ordine in pura energia creativa."</text:span></text:p>
        </text:list-item>
        <text:list-item>
          <text:p text:style-name="P43"><text:span text:style-name="T44">"Più che un metodo, una visione. OrdinFlare è la scintilla che accende la passione per l’organizzazione."</text:span></text:p>
        </text:list-item>
        <text:list-item>
          <text:p text:style-name="P45"><text:span text:style-name="T46">"OrdinFlare: un’esplosione di armonia e disciplina, dove il caos trova il suo perfetto equilibrio."</text:span></text:p>
        </text:list-item>
        <text:list-item>
          <text:p text:style-name="P47"><text:span text:style-name="T48">"La passione per l’ordine diventa arte: OrdinFlare è il connubio tra struttura e ispirazione."</text:span></text:p>
        </text:list-item>
        <text:list-item>
          <text:p text:style-name="P49"><text:span text:style-name="T50">"Ordine con carattere, organizzazione con stile: OrdinFlare è il riflesso di una mente brillante."</text:span></text:p>
        </text:list-item>
      </text:list>
      <text:list text:style-name="LFO3" text:continue-numbering="true">
        <text:list-item>
          <text:p text:style-name="P51"><text:span text:style-name="T52">"OrdinFlare: l’ordine che brilla, un metodo che ispira, una passione che accende."</text:span></text:p>
        </text:list-item>
        <text:list-item>
          <text:p text:style-name="P53"><text:span text:style-name="T54">"Più di una routine, più di un’abitudine: OrdinFlare è energia pura per chi vive l’organizzazione con entusiasmo."</text:span></text:p>
        </text:list-item>
        <text:list-item>
          <text:p text:style-name="P55"><text:span text:style-name="T56">"Quando la precisione diventa stile,<text:s/></text:span><text:span text:style-name="T57">quando l’armonia incontra la creatività: OrdinFlare è l’evoluzione dell’ordine."</text:span></text:p>
        </text:list-item>
        <text:list-item>
          <text:p text:style-name="P58"><text:span text:style-name="T59">"Non solo organizzazione, ma un impulso creativo che trasforma ogni spazio: OrdinFlare, l’arte del metodo."</text:span></text:p>
        </text:list-item>
        <text:list-item>
          <text:p text:style-name="P60"/>
        </text:list-item>
      </text:list>
      <text:p text:style-name="P61"><text:span text:style-name="T62">OrdinPassion</text:span><text:span text:style-name="T63"><text:s/>ha un suono forte e coinvolgente!<text:s/></text:span><text:span text:style-name="T64">🔥</text:span><text:span text:style-name="T65"><text:s/>Unisce il concetto di ordine con la passione, dando l’idea di un’organizzazione vissuta con entusiasmo e dedizione.</text:span></text:p>
      <text:p text:style-name="P66">Se ti piace questa direzione, potresti anche esplorare varianti come:</text:p>
      <text:list text:style-name="LFO4" text:continue-numbering="true">
        <text:list-item>
          <text:p text:style-name="P67"><text:span text:style-name="T68">PassionOrder</text:span><text:span text:style-name="T69"><text:s/>– un tocco più internazionale e moderno.</text:span></text:p>
        </text:list-item>
      </text:list>
      <text:p text:style-name="P70"><text:span text:style-name="T71">Potresti sintetizzare<text:s/></text:span><text:span text:style-name="T72">OrdinPassion</text:span><text:span text:style-name="T73"><text:s/>con una breve frase d’impatto che racchiuda il concetto di ordine vissuto con energia e dedizione. Ecco alcune opzioni:</text:span></text:p>
      <text:list text:style-name="LFO5" text:continue-numbering="true">
        <text:list-item>
          <text:p text:style-name="P74"><text:span text:style-name="T75">"OrdinPassion: l’arte di organizzare con cuore e determinazione."</text:span></text:p>
        </text:list-item>
        <text:list-item>
          <text:p text:style-name="P76"><text:span text:style-name="T77">"Ordine che ispira, passione che trasforma."</text:span></text:p>
        </text:list-item>
        <text:list-item>
          <text:p text:style-name="P78"><text:span text:style-name="T79">"Precisione, entusiasmo, armonia: OrdinPassion è un lifestyle."</text:span></text:p>
        </text:list-item>
        <text:list-item>
          <text:p text:style-name="P80"><text:span text:style-name="T81">"L’organizzazione come espressione di gioia e carattere."</text:span></text:p>
        </text:list-item>
        <text:list-item>
          <text:p text:style-name="P82"><text:span text:style-name="T83">"OrdinPassion: metodo e passione, in perfetta sintonia."</text:span></text:p>
        </text:list-item>
      </text:list>
      <text:p text:style-name="P84"><text:span text:style-name="T85">erto! Raffiniamo<text:s/></text:span><text:span text:style-name="T86">OrdinFlare</text:span><text:span text:style-name="T87"><text:s/>per renderlo ancora più incisivo e distintivo. Ecco alcune versioni migliorate del concetto:</text:span></text:p>
      <text:list text:style-name="LFO6" text:continue-numbering="true">
        <text:list-item>
          <text:p text:style-name="P88"><text:span text:style-name="T89">"OrdinFlare: l’ordine che illumina, l’energia che trasforma."</text:span></text:p>
        </text:list-item>
        <text:list-item>
          <text:p text:style-name="P90"><text:span text:style-name="T91">"L’armonia prende vita: metodo, bellezza e creatività in perfetto equilibrio."</text:span></text:p>
        </text:list-item>
        <text:list-item>
          <text:p text:style-name="P92"><text:span text:style-name="T93">"Precisione vibrante, struttura che ispira: l’arte dell’organizzazione dinamica."</text:span></text:p>
        </text:list-item>
        <text:list-item>
          <text:p text:style-name="P94"><text:span text:style-name="T95">"OrdinFlare: un bagliore di metodo, passione e equilibrio."</text:span></text:p>
        </text:list-item>
        <text:list-item>
          <text:p text:style-name="P96"><text:span text:style-name="T97">"Più che ordine, un impulso creativo che trasforma il caos in chiarezza."</text:span></text:p>
        </text:list-item>
      </text:list>
      <text:p text:style-name="P98"/>
      <text:p text:style-name="P99"/>
      <text:p text:style-name="P100"/>
      <text:p text:style-name="P101"/>
      <text:p text:style-name="P102"/>
      <text:p text:style-name="P103"/>
      <text:p text:style-name="P104">Ecco alcune idee per comunicare la tua passione per l’ordine su Instagram in modo coinvolgente e originale:</text:p>
      <text:h text:style-name="P105" text:outline-level="3"><text:span text:style-name="T106">💡</text:span><text:span text:style-name="T107"><text:s/></text:span><text:span text:style-name="T108">Idee di Contenuto</text:span></text:h>
      <text:list text:style-name="LFO7" text:continue-numbering="true">
        <text:list-item>
          <text:p text:style-name="P109"><text:span text:style-name="T110">Prima e Dopo:</text:span><text:span text:style-name="T111"><text:s/>Mostra il processo di organizzazione di una stanza o di un armadio con un video "prima e dopo" accompagnato da una didascalia motivante.</text:span></text:p>
          <text:list text:continue-numbering="true">
            <text:list-item>
              <text:p text:style-name="P112"><text:span text:style-name="T113">Caption:</text:span><text:span text:style-name="T114"><text:s/></text:span><text:span text:style-name="T115">"Da caos a serenità: il potere dell’ordine!<text:s/></text:span><text:span text:style-name="T116">💫</text:span><text:span text:style-name="T117"><text:s/>#Organizzazione #VitaOrdinata"</text:span></text:p>
            </text:list-item>
          </text:list>
        </text:list-item>
        <text:list-item>
          <text:p text:style-name="P118"><text:span text:style-name="T119">Tips e Trucchi:</text:span><text:span text:style-name="T120"><text:s/>Condividi consigli pratici per mantenere gli spazi ordinati.</text:span></text:p>
          <text:list text:continue-numbering="true">
            <text:list-item>
              <text:p text:style-name="P121"><text:span text:style-name="T122">Caption:</text:span><text:span text:style-name="T123"><text:s/></text:span><text:span text:style-name="T124">"5 semplici regole per un armadio sempre ordinato! #Decluttering #Ordine"</text:span></text:p>
            </text:list-item>
          </text:list>
        </text:list-item>
        <text:list-item>
          <text:p text:style-name="P125"><text:span text:style-name="T126">Routine dell’Ordine:</text:span><text:span text:style-name="T127"><text:s/>Mostra la tua routine quotidiana o settimanale per mantenere la casa in ordine.</text:span></text:p>
          <text:list text:continue-numbering="true">
            <text:list-item>
              <text:p text:style-name="P128"><text:span text:style-name="T129">Caption:</text:span><text:span text:style-name="T130"><text:s/></text:span><text:span text:style-name="T131">"La mia routine dell’ordine: piccole abitudini per grandi risultati!<text:s/></text:span><text:span text:style-name="T132">🧼</text:span><text:span text:style-name="T133"><text:s/>#RoutineDiOrdine"</text:span></text:p>
            </text:list-item>
          </text:list>
        </text:list-item>
        <text:list-item>
          <text:p text:style-name="P134"><text:span text:style-name="T135">Estetica Minimal:</text:span><text:span text:style-name="T136"><text:s/>Pubblica foto di spazi puliti e organizzati con dettagli minimal e armoniosi.</text:span></text:p>
          <text:list text:continue-numbering="true">
            <text:list-item>
              <text:p text:style-name="P137"><text:span text:style-name="T138">Caption:</text:span><text:span text:style-name="T139"><text:s/></text:span><text:span text:style-name="T140">"L’ordine non è solo praticità, è anche bellezza.<text:s/></text:span><text:span text:style-name="T141">🪞</text:span><text:span text:style-name="T142"><text:s/>#Minimalismo #CasaOrdinata"</text:span></text:p>
            </text:list-item>
          </text:list>
        </text:list-item>
        <text:list-item>
          <text:p text:style-name="P143"><text:span text:style-name="T144">Prodotti Preferiti:</text:span><text:span text:style-name="T145"><text:s/>Recensisci oggetti che ti aiutano a organizzare al meglio (scatole, organizer, ecc.).</text:span></text:p>
          <text:list text:continue-numbering="true">
            <text:list-item>
              <text:p text:style-name="P146"><text:span text:style-name="T147">Caption:</text:span><text:span text:style-name="T148"><text:s/></text:span><text:span text:style-name="T149">"Il mio alleato segreto per l’ordine? Questo organizer multiuso! #OggettiUtili"</text:span></text:p>
            </text:list-item>
          </text:list>
        </text:list-item>
      </text:list>
      <text:h text:style-name="P150" text:outline-level="3"><text:span text:style-name="T151">🎥</text:span><text:span text:style-name="T152"><text:s/>Format Video</text:span></text:h>
      <text:list text:style-name="LFO8" text:continue-numbering="true">
        <text:list-item>
          <text:p text:style-name="P153"><text:span text:style-name="T154">Timelapse di Riordino:</text:span><text:span text:style-name="T155"><text:s/>Riprendi il processo di riordino a velocità aumentata.</text:span></text:p>
        </text:list-item>
        <text:list-item>
          <text:p text:style-name="P156"><text:span text:style-name="T157">Tutorial Brevi:</text:span><text:span text:style-name="T158"><text:s/>Video di 30 secondi in cui mostri come piegare i vestiti in modo compatto.</text:span></text:p>
        </text:list-item>
        <text:list-item>
          <text:p text:style-name="P159"><text:span text:style-name="T160">Challenges:</text:span><text:span text:style-name="T161"><text:s/>Proponi sfide ai tuoi follower, come "30 giorni di ordine" con un piccolo compito giornaliero.</text:span></text:p>
        </text:list-item>
      </text:list>
      <text:h text:style-name="P162" text:outline-level="3"><text:span text:style-name="T163">🌟</text:span><text:span text:style-name="T164"><text:s/>Hashtag da Usare</text:span></text:h>
      <text:list text:style-name="LFO9" text:continue-numbering="true">
        <text:list-item>
          <text:p text:style-name="P165">#OrdinePerfetto</text:p>
        </text:list-item>
        <text:list-item>
          <text:p text:style-name="P166">#MinimalismoFelice</text:p>
        </text:list-item>
        <text:list-item>
          <text:p text:style-name="P167">#CasaOrdinata</text:p>
        </text:list-item>
        <text:list-item>
          <text:p text:style-name="P168">#DeclutteringDaily</text:p>
        </text:list-item>
        <text:list-item>
          <text:p text:style-name="P169">#OrdineCreativo</text:p>
        </text:list-item>
      </text:list>
      <text:h text:style-name="P170" text:outline-level="3"><text:span text:style-name="T171">📸</text:span><text:span text:style-name="T172"><text:s/>Stile Visivo</text:span></text:h>
      <text:list text:style-name="LFO10" text:continue-numbering="true">
        <text:list-item>
          <text:p text:style-name="P173">Palette neutre o colori pastello per comunicare calma e serenità.</text:p>
        </text:list-item>
        <text:list-item>
          <text:p text:style-name="P174">Foto simmetriche e ben bilanciate per enfatizzare l’ordine visivo.</text:p>
        </text:list-item>
        <text:list-item>
          <text:p text:style-name="P175">Luce naturale e dettagli curati per trasmettere pulizia e armonia.</text:p>
        </text:list-item>
      </text:list>
      <text:p text:style-name="P176">cco alcune idee per comunicare la tua passione per l’ordine su Instagram in modo coinvolgente e originale:</text:p>
      <text:h text:style-name="P177" text:outline-level="3"><text:span text:style-name="T178">💡</text:span><text:span text:style-name="T179"><text:s/>Idee di Contenuto</text:span></text:h>
      <text:list text:style-name="LFO11" text:continue-numbering="true">
        <text:list-item>
          <text:p text:style-name="P180"><text:span text:style-name="T181">Prima e Dopo:</text:span><text:span text:style-name="T182"><text:s/>Mostra il processo di organizzazione di una stanza o di un armadio con un video "prima e dopo" accompagnato da una didascalia motivante.</text:span></text:p>
          <text:list text:continue-numbering="true">
            <text:list-item>
              <text:p text:style-name="P183"><text:span text:style-name="T184">Caption:</text:span><text:span text:style-name="T185"><text:s/></text:span><text:span text:style-name="T186">"Da caos a serenità: il potere dell’ordine!<text:s/></text:span><text:span text:style-name="T187">💫</text:span><text:span text:style-name="T188"><text:s/>#Organizzazione #VitaOrdinata"</text:span></text:p>
            </text:list-item>
          </text:list>
        </text:list-item>
        <text:list-item>
          <text:p text:style-name="P189"><text:span text:style-name="T190">Tips e Trucchi:</text:span><text:span text:style-name="T191"><text:s/>Condividi consigli pratici per<text:s/></text:span><text:span text:style-name="T192">mantenere gli spazi ordinati.</text:span></text:p>
          <text:list text:continue-numbering="true">
            <text:list-item>
              <text:p text:style-name="P193"><text:span text:style-name="T194">Caption:</text:span><text:span text:style-name="T195"><text:s/></text:span><text:span text:style-name="T196">"5 semplici regole per un armadio sempre ordinato! #Decluttering #Ordine"</text:span></text:p>
            </text:list-item>
          </text:list>
        </text:list-item>
        <text:list-item>
          <text:p text:style-name="P197"><text:span text:style-name="T198">Routine dell’Ordine:</text:span><text:span text:style-name="T199"><text:s/>Mostra la tua routine quotidiana o settimanale per mantenere la casa in ordine.</text:span></text:p>
          <text:list text:continue-numbering="true">
            <text:list-item>
              <text:p text:style-name="P200"><text:span text:style-name="T201">Caption:</text:span><text:span text:style-name="T202"><text:s/></text:span><text:span text:style-name="T203">"La mia routine<text:s/></text:span><text:span text:style-name="T204">dell’ordine: piccole abitudini per grandi risultati!<text:s/></text:span><text:span text:style-name="T205">🧼</text:span><text:span text:style-name="T206"><text:s/>#RoutineDiOrdine"</text:span></text:p>
            </text:list-item>
          </text:list>
        </text:list-item>
        <text:list-item>
          <text:p text:style-name="P207"><text:span text:style-name="T208">Estetica Minimal:</text:span><text:span text:style-name="T209"><text:s/>Pubblica foto di spazi puliti e organizzati con dettagli minimal e armoniosi.</text:span></text:p>
          <text:list text:continue-numbering="true">
            <text:list-item>
              <text:p text:style-name="P210"><text:span text:style-name="T211">Caption:</text:span><text:span text:style-name="T212"><text:s/></text:span><text:span text:style-name="T213">"L’ordine non è solo praticità, è anche bellezza.<text:s/></text:span><text:span text:style-name="T214">🪞</text:span><text:span text:style-name="T215"><text:s/>#Minimalismo #CasaOrdinata"</text:span></text:p>
            </text:list-item>
          </text:list>
        </text:list-item>
        <text:list-item>
          <text:p text:style-name="P216"><text:span text:style-name="T217">Prodotti Preferiti:</text:span><text:span text:style-name="T218"><text:s/>Recensisci oggetti che ti aiutano a organizzare al meglio (scatole, organizer, ecc.).</text:span></text:p>
          <text:list text:continue-numbering="true">
            <text:list-item>
              <text:p text:style-name="P219"><text:span text:style-name="T220">Caption:</text:span><text:span text:style-name="T221"><text:s/></text:span><text:span text:style-name="T222">"Il mio alleato segreto per l’ordine? Questo organizer multiuso! #OggettiUtili"</text:span></text:p>
            </text:list-item>
          </text:list>
        </text:list-item>
      </text:list>
      <text:h text:style-name="P223" text:outline-level="3"><text:span text:style-name="T224">🎥</text:span><text:span text:style-name="T225"><text:s/>Format Video</text:span></text:h>
      <text:list text:style-name="LFO12" text:continue-numbering="true">
        <text:list-item>
          <text:p text:style-name="P226"><text:span text:style-name="T227">Timelapse di Riordino:</text:span><text:span text:style-name="T228"><text:s/>Riprendi il processo di riordino a velocità aumentata.</text:span></text:p>
        </text:list-item>
        <text:list-item>
          <text:p text:style-name="P229"><text:span text:style-name="T230">Tutorial Brevi:</text:span><text:span text:style-name="T231"><text:s/>Video di 30 secondi in cui mostri come piegare i vestiti in modo compatto.</text:span></text:p>
        </text:list-item>
        <text:list-item>
          <text:p text:style-name="P232"><text:span text:style-name="T233">Challenges:</text:span><text:span text:style-name="T234"><text:s/>Proponi sfide ai tuoi follower, come "30 giorni di ordine" con un piccolo compito giornaliero.</text:span></text:p>
        </text:list-item>
      </text:list>
      <text:h text:style-name="P235" text:outline-level="3"><text:span text:style-name="T236">🌟</text:span><text:span text:style-name="T237"><text:s/>Hashtag da Usare</text:span></text:h>
      <text:list text:style-name="LFO13" text:continue-numbering="true">
        <text:list-item>
          <text:p text:style-name="P238">#OrdinePerfetto</text:p>
        </text:list-item>
        <text:list-item>
          <text:p text:style-name="P239">#MinimalismoFelice</text:p>
        </text:list-item>
        <text:list-item>
          <text:p text:style-name="P240">#CasaOrdinata</text:p>
        </text:list-item>
        <text:list-item>
          <text:p text:style-name="P241">#DeclutteringDaily</text:p>
        </text:list-item>
        <text:list-item>
          <text:p text:style-name="P242">#OrdineCreativo</text:p>
        </text:list-item>
      </text:list>
      <text:h text:style-name="P243" text:outline-level="3"><text:span text:style-name="T244">📸</text:span><text:span text:style-name="T245"><text:s/>Stile Visivo</text:span></text:h>
      <text:list text:style-name="LFO14" text:continue-numbering="true">
        <text:list-item>
          <text:p text:style-name="P246">Palette neutre o colori pastello per comunicare calma e serenità.</text:p>
        </text:list-item>
        <text:list-item>
          <text:p text:style-name="P247">Foto simmetriche e ben bilanciate per enfatizzare l’ordine visivo.</text:p>
        </text:list-item>
        <text:list-item>
          <text:p text:style-name="P248">Luce naturale e<text:s/>dettagli curati per trasmettere pulizia e armonia.</text:p>
        </text:list-item>
      </text:list>
      <text:h text:style-name="P249" text:outline-level="5"/>
      <text:h text:style-name="P250" text:outline-level="5"/>
      <text:h text:style-name="P251" text:outline-level="5"/>
      <text:h text:style-name="P252" text:outline-level="5"/>
      <text:h text:style-name="P253" text:outline-level="5"/>
      <text:h text:style-name="P254" text:outline-level="5"/>
      <text:h text:style-name="P255" text:outline-level="5"/>
      <text:h text:style-name="P256" text:outline-level="5"/>
      <text:h text:style-name="P257" text:outline-level="5">Hai detto:</text:h>
      <text:h text:style-name="P258" text:outline-level="5"/>
      <text:p text:style-name="P259">MI PUOI AIUTARE A FARE UN PIANO EDITORIALE SU INSTRAGRAM SU QUESTO CONCETTO ?ORDINFLARE: IL RAGGIUNGIMENTO DELLA FELICITA' ATTRAVERSO LA PASSIONE PER IL METODO,LA BELLEZZA E LA CREATIVITA'<text:s/></text:p>
      <text:p text:style-name="P260"/>
      <text:h text:style-name="P261" text:outline-level="6">ChatGPT ha detto:</text:h>
      <text:p text:style-name="P262"><text:span text:style-name="T263">Ecco un piano editoriale strutturato per il concetto<text:s/></text:span><text:span text:style-name="T264">"Ordinflare: il raggiungimento della felicità attraverso la passione per il metodo, la bellezza e la creatività"</text:span><text:span text:style-name="T265">.</text:span></text:p>
      <text:h text:style-name="P266" text:outline-level="3"><text:span text:style-name="T267">💡</text:span><text:span text:style-name="T268"><text:s/>1. Definizione del Concept</text:span></text:h>
      <text:list text:style-name="LFO15" text:continue-numbering="true">
        <text:list-item>
          <text:p text:style-name="P269"><text:span text:style-name="T270">Ordinflare</text:span><text:span text:style-name="T271">: La fusione tra<text:s/></text:span><text:span text:style-name="T272">ordine e creatività, un metodo per migliorare il proprio benessere organizzando spazi e attività con estetica e metodo.</text:span></text:p>
        </text:list-item>
        <text:list-item>
          <text:p text:style-name="P273"><text:span text:style-name="T274">Obiettivo</text:span><text:span text:style-name="T275">: Ispirare a vivere con serenità e consapevolezza attraverso l’organizzazione degli spazi e della mente.</text:span></text:p>
        </text:list-item>
      </text:list>
      <text:p text:style-name="P276"><text:span text:style-name="T277"><draw:custom-shape svg:x="0in" svg:y="0in" svg:width="45.51042in" svg:height="0.00139in" draw:id="id0" draw:style-name="a0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278" text:outline-level="3"><text:span text:style-name="T279">📅</text:span><text:span text:style-name="T280"><text:s/>2. Piano Editoriale: Struttura dei Contenuti</text:span></text:h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header-rows>
          <table:table-row table:style-name="TableRow286">
            <table:table-cell table:style-name="TableCell287">
              <text:p text:style-name="P288">Giorno</text:p>
            </table:table-cell>
            <table:table-cell table:style-name="TableCell289">
              <text:p text:style-name="P290">Tipo di Contenuto</text:p>
            </table:table-cell>
            <table:table-cell table:style-name="TableCell291">
              <text:p text:style-name="P292">Format</text:p>
            </table:table-cell>
            <table:table-cell table:style-name="TableCell293">
              <text:p text:style-name="P294">Esempio di Post</text:p>
            </table:table-cell>
          </table:table-row>
        </table:table-header-rows>
        <table:table-row table:style-name="TableRow295">
          <table:table-cell table:style-name="TableCell296">
            <text:p text:style-name="P297">Lunedì</text:p>
          </table:table-cell>
          <table:table-cell table:style-name="TableCell298">
            <text:p text:style-name="P299">Motivazione &amp; Metodo</text:p>
          </table:table-cell>
          <table:table-cell table:style-name="TableCell300">
            <text:p text:style-name="P301">Reel con Testo Motivante</text:p>
          </table:table-cell>
          <table:table-cell table:style-name="TableCell302">
            <text:p text:style-name="P303"><text:span text:style-name="T304">"Ordinflare: l'arte di vivere con metodo e bellezza.<text:s/></text:span><text:span text:style-name="T305">💫</text:span><text:span text:style-name="T306">"</text:span></text:p>
          </table:table-cell>
        </table:table-row>
        <table:table-row table:style-name="TableRow307">
          <table:table-cell table:style-name="TableCell308">
            <text:p text:style-name="P309">Martedì</text:p>
          </table:table-cell>
          <table:table-cell table:style-name="TableCell310">
            <text:p text:style-name="P311">Tutorial &amp; Tips</text:p>
          </table:table-cell>
          <table:table-cell table:style-name="TableCell312">
            <text:p text:style-name="P313">Video Breve</text:p>
          </table:table-cell>
          <table:table-cell table:style-name="TableCell314">
            <text:p text:style-name="P315"><text:span text:style-name="T316">"3 semplici abitudini per<text:s/></text:span><text:span text:style-name="T317">iniziare la giornata con ordine!"</text:span></text:p>
          </table:table-cell>
        </table:table-row>
        <table:table-row table:style-name="TableRow318">
          <table:table-cell table:style-name="TableCell319">
            <text:p text:style-name="P320">Mercoledì</text:p>
          </table:table-cell>
          <table:table-cell table:style-name="TableCell321">
            <text:p text:style-name="P322">Creatività Ordinata</text:p>
          </table:table-cell>
          <table:table-cell table:style-name="TableCell323">
            <text:p text:style-name="P324">Carosello</text:p>
          </table:table-cell>
          <table:table-cell table:style-name="TableCell325">
            <text:p text:style-name="P326"><text:span text:style-name="T327">"Come organizzare un armadio con stile: idee e ispirazioni."</text:span></text:p>
          </table:table-cell>
        </table:table-row>
        <table:table-row table:style-name="TableRow328">
          <table:table-cell table:style-name="TableCell329">
            <text:p text:style-name="P330">Giovedì</text:p>
          </table:table-cell>
          <table:table-cell table:style-name="TableCell331">
            <text:p text:style-name="P332">Mindfulness &amp; Benessere</text:p>
          </table:table-cell>
          <table:table-cell table:style-name="TableCell333">
            <text:p text:style-name="P334">Post con Citazione</text:p>
          </table:table-cell>
          <table:table-cell table:style-name="TableCell335">
            <text:p text:style-name="P336"><text:span text:style-name="T337">"L’ordine esterno riflette la pace interiore.<text:s/></text:span><text:span text:style-name="T338">🌿</text:span><text:span text:style-name="T339">"</text:span></text:p>
          </table:table-cell>
        </table:table-row>
        <table:table-row table:style-name="TableRow340">
          <table:table-cell table:style-name="TableCell341">
            <text:p text:style-name="P342">Venerdì</text:p>
          </table:table-cell>
          <table:table-cell table:style-name="TableCell343">
            <text:p text:style-name="P344">Sfida della Settimana</text:p>
          </table:table-cell>
          <table:table-cell table:style-name="TableCell345">
            <text:p text:style-name="P346">Storia Interattiva (Quiz)</text:p>
          </table:table-cell>
          <table:table-cell table:style-name="TableCell347">
            <text:p text:style-name="P348"><text:span text:style-name="T349">"Sei più ordinato o creativo? Scoprilo con il nostro test!"</text:span></text:p>
          </table:table-cell>
        </table:table-row>
        <table:table-row table:style-name="TableRow350">
          <table:table-cell table:style-name="TableCell351">
            <text:p text:style-name="P352">Sabato</text:p>
          </table:table-cell>
          <table:table-cell table:style-name="TableCell353">
            <text:p text:style-name="P354">Testimonianze &amp; Success Stories</text:p>
          </table:table-cell>
          <table:table-cell table:style-name="TableCell355">
            <text:p text:style-name="P356">Reel (Prima e Dopo)</text:p>
          </table:table-cell>
          <table:table-cell table:style-name="TableCell357">
            <text:p text:style-name="P358"><text:span text:style-name="T359">"Dalla confusione alla calma: storie di chi ha scelto Ordinflare."</text:span></text:p>
          </table:table-cell>
        </table:table-row>
        <table:table-row table:style-name="TableRow360">
          <table:table-cell table:style-name="TableCell361">
            <text:p text:style-name="P362">Domenica</text:p>
          </table:table-cell>
          <table:table-cell table:style-name="TableCell363">
            <text:p text:style-name="P364">Riflessione &amp; Ispirazione</text:p>
          </table:table-cell>
          <table:table-cell table:style-name="TableCell365">
            <text:p text:style-name="P366">Foto Estetica + Didascalia</text:p>
          </table:table-cell>
          <table:table-cell table:style-name="TableCell367">
            <text:p text:style-name="P368"><text:span text:style-name="T369">"Ogni giorno è l’occasione per ordinare un po’ la propria vita."</text:span></text:p>
          </table:table-cell>
        </table:table-row>
      </table:table>
      <text:p text:style-name="P370">ho creato un account instagram con la denominazione ordinflare: il raggiungimento della felicità con la passione per il metodo, la bellezza e la creatività. come posso fare una presentazione video - audio della mia figura ?<text:s/></text:p>
      <text:h text:style-name="P371" text:outline-level="6">ChatGPT ha detto:</text:h>
      <text:p text:style-name="P372"><text:span text:style-name="T373">Ecco come puoi creare una presentazione video-audio efficace per il profilo Instagram<text:s/></text:span><text:span text:style-name="T374">Ordinflare</text:span><text:span text:style-name="T375">, trasmettendo il concetto di<text:s/></text:span><text:span text:style-name="T376">felicità attraverso metodo,<text:s/></text:span><text:span text:style-name="T377">bellezza e creatività</text:span><text:span text:style-name="T378">.</text:span></text:p>
      <text:p text:style-name="P379"><text:span text:style-name="T380"><draw:custom-shape svg:x="0in" svg:y="0in" svg:width="45.51042in" svg:height="0.00139in" draw:id="id1" draw:style-name="a1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381" text:outline-level="3">ho creato un account instagram con la denominazione ordinflare: il raggiungimento della felicità con la passione per il metodo, la bellezza e la creatività. come posso fare una presentazione video - audio della mia figura ?</text:h>
      <text:h text:style-name="P382" text:outline-level="3"/>
      <text:h text:style-name="P383" text:outline-level="3"><text:span text:style-name="T384">🎬</text:span><text:span text:style-name="T385"><text:s/>1. Struttura del Video (Durata: 60-90 secondi)</text:span></text:h>
      <text:h text:style-name="P386" text:outline-level="4">A. Introduzione (0-15 secondi)</text:h>
      <text:list text:style-name="LFO16" text:continue-numbering="true">
        <text:list-item>
          <text:p text:style-name="P387"><text:span text:style-name="T388">Visual:</text:span><text:span text:style-name="T389"><text:s/>Te stesso in un ambiente ordinato e armonioso (es. uno spazio minimalista).</text:span></text:p>
        </text:list-item>
        <text:list-item>
          <text:p text:style-name="P390"><text:span text:style-name="T391">Audio:</text:span><text:span text:style-name="T392"><text:s/>Musica rilassante e motivante in sottofondo.</text:span></text:p>
        </text:list-item>
        <text:list-item>
          <text:p text:style-name="P393"><text:span text:style-name="T394">Testo/Parole:</text:span></text:p>
          <text:list text:continue-numbering="true">
            <text:list-item>
              <text:p text:style-name="P395"><text:span text:style-name="T396">"Ciao! Sono [Nome], e ti do<text:s/></text:span><text:span text:style-name="T397">il benvenuto su Ordinflare: il viaggio verso la felicità attraverso il metodo, la bellezza e la creatività."</text:span></text:p>
            </text:list-item>
          </text:list>
        </text:list-item>
      </text:list>
      <text:p text:style-name="P398"><text:span text:style-name="T399"><draw:custom-shape svg:x="0in" svg:y="0in" svg:width="45.51042in" svg:height="0.00139in" draw:id="id2" draw:style-name="a2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400" text:outline-level="4">B. Presentazione del Concetto (15-45 secondi)</text:h>
      <text:list text:style-name="LFO17" text:continue-numbering="true">
        <text:list-item>
          <text:p text:style-name="P401"><text:span text:style-name="T402">Visual:</text:span><text:span text:style-name="T403"><text:s/>Montaggio dinamico di:</text:span></text:p>
          <text:list text:continue-numbering="true">
            <text:list-item>
              <text:p text:style-name="P404">Spazi ordinati e creativi.</text:p>
            </text:list-item>
            <text:list-item>
              <text:p text:style-name="P405">Te stesso mentre organizzi un angolo della casa o scrivi appunti in modo ordinato.</text:p>
            </text:list-item>
          </text:list>
        </text:list-item>
        <text:list-item>
          <text:p text:style-name="P406"><text:span text:style-name="T407">Audio:</text:span><text:span text:style-name="T408"><text:s/>Voce narrante e musica in crescendo.</text:span></text:p>
        </text:list-item>
        <text:list-item>
          <text:p text:style-name="P409"><text:span text:style-name="T410">Testo/Parole:</text:span></text:p>
          <text:list text:continue-numbering="true">
            <text:list-item>
              <text:p text:style-name="P411"><text:span text:style-name="T412">"Ordinflare nasce dalla mia passione per l’ordine, la creatività e la bellezza. Credo che l’organizzazione non sia solo una questione pratica, ma anche un<text:s/></text:span><text:span text:style-name="T413">percorso verso il benessere interiore."</text:span></text:p>
            </text:list-item>
            <text:list-item>
              <text:p text:style-name="P414"><text:span text:style-name="T415">"Con il giusto metodo, ogni spazio può diventare un riflesso della nostra serenità e della nostra creatività."</text:span></text:p>
            </text:list-item>
          </text:list>
        </text:list-item>
      </text:list>
      <text:p text:style-name="P416"><text:span text:style-name="T417"><draw:custom-shape svg:x="0in" svg:y="0in" svg:width="45.51042in" svg:height="0.00139in" draw:id="id3" draw:style-name="a3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418" text:outline-level="4">C. Obiettivo del Profilo (45-70 secondi)</text:h>
      <text:list text:style-name="LFO18" text:continue-numbering="true">
        <text:list-item>
          <text:p text:style-name="P419"><text:span text:style-name="T420">Visual:</text:span></text:p>
          <text:list text:continue-numbering="true">
            <text:list-item>
              <text:p text:style-name="P421">Brevi clip di te stesso mentre parli alla<text:s/>fotocamera.</text:p>
            </text:list-item>
            <text:list-item>
              <text:p text:style-name="P422">Dettagli di oggetti ordinati, scaffali ben sistemati, spazi decorati.</text:p>
            </text:list-item>
          </text:list>
        </text:list-item>
        <text:list-item>
          <text:p text:style-name="P423"><text:span text:style-name="T424">Testo/Parole:</text:span></text:p>
          <text:list text:continue-numbering="true">
            <text:list-item>
              <text:p text:style-name="P425"><text:span text:style-name="T426">"Su questo profilo condividerò consigli pratici, idee creative e riflessioni su come l’ordine possa migliorare la nostra vita."</text:span></text:p>
            </text:list-item>
            <text:list-item>
              <text:p text:style-name="P427"><text:span text:style-name="T428">"Seguimi per scoprire come trasformare il caos in bellezza, con metodo e un tocco di originalità!"</text:span></text:p>
            </text:list-item>
          </text:list>
        </text:list-item>
      </text:list>
      <text:p text:style-name="P429"><text:span text:style-name="T430"><draw:custom-shape svg:x="0in" svg:y="0in" svg:width="45.51042in" svg:height="0.00139in" draw:id="id4" draw:style-name="a4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431" text:outline-level="4">D. Conclusione (70-90 secondi)</text:h>
      <text:list text:style-name="LFO19" text:continue-numbering="true">
        <text:list-item>
          <text:p text:style-name="P432"><text:span text:style-name="T433">Visual:</text:span><text:span text:style-name="T434"><text:s/>Te stesso sorridente, magari con un gesto amichevole (es. saluto o sorriso).</text:span></text:p>
        </text:list-item>
        <text:list-item>
          <text:p text:style-name="P435"><text:span text:style-name="T436">Audio:</text:span><text:span text:style-name="T437"><text:s/>Musica in dissolvenza.</text:span></text:p>
        </text:list-item>
        <text:list-item>
          <text:p text:style-name="P438"><text:span text:style-name="T439">Testo/Parole:</text:span></text:p>
          <text:list text:continue-numbering="true">
            <text:list-item>
              <text:p text:style-name="P440"><text:span text:style-name="T441">"Unisciti a me su<text:s/></text:span><text:span text:style-name="T442">Ordinflare. Insieme, scopriremo come la felicità si nasconda anche nei piccoli gesti ordinati."</text:span></text:p>
            </text:list-item>
            <text:list-item>
              <text:p text:style-name="P443"><text:span text:style-name="T444">"Ti aspetto! #Ordinflare #MetodoBellezzaCreatività"</text:span></text:p>
            </text:list-item>
          </text:list>
        </text:list-item>
      </text:list>
      <text:p text:style-name="P445"><text:span text:style-name="T446"><draw:custom-shape svg:x="0in" svg:y="0in" svg:width="45.51042in" svg:height="0.00139in" draw:id="id5" draw:style-name="a5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447" text:outline-level="3"><text:span text:style-name="T448">🎵</text:span><text:span text:style-name="T449"><text:s/>2. Scelta della Musica</text:span></text:h>
      <text:list text:style-name="LFO20" text:continue-numbering="true">
        <text:list-item>
          <text:p text:style-name="P450"><text:span text:style-name="T451">Opzione 1:</text:span><text:span text:style-name="T452"><text:s/>Musica rilassante e ritmata (genere lo-fi o ambient).</text:span></text:p>
        </text:list-item>
        <text:list-item>
          <text:p text:style-name="P453"><text:span text:style-name="T454">Opzione 2:</text:span><text:span text:style-name="T455"><text:s/></text:span><text:span text:style-name="T456">Brani strumentali con un crescendo motivante.</text:span></text:p>
        </text:list-item>
        <text:list-item>
          <text:p text:style-name="P457"><text:span text:style-name="T458">Consiglio:</text:span><text:span text:style-name="T459"><text:s/>Usa musica libera da diritti per evitare problemi di copyright.</text:span></text:p>
        </text:list-item>
      </text:list>
      <text:p text:style-name="P460"><text:span text:style-name="T461"><draw:custom-shape svg:x="0in" svg:y="0in" svg:width="45.51042in" svg:height="0.00139in" draw:id="id6" draw:style-name="a6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462" text:outline-level="3"><text:span text:style-name="T463">🎙</text:span><text:span text:style-name="T464">️</text:span><text:span text:style-name="T465"><text:s/>3. Tono di Voce</text:span></text:h>
      <text:list text:style-name="LFO21" text:continue-numbering="true">
        <text:list-item>
          <text:p text:style-name="P466"><text:span text:style-name="T467">Calmo e rassicurante:</text:span><text:span text:style-name="T468"><text:s/>Trasmetti serenità e passione.</text:span></text:p>
        </text:list-item>
        <text:list-item>
          <text:p text:style-name="P469"><text:span text:style-name="T470">Coinvolgente e autentico:</text:span><text:span text:style-name="T471"><text:s/>Fai sentire che il tuo progetto è personale e sincero.</text:span></text:p>
        </text:list-item>
      </text:list>
      <text:p text:style-name="P472"><text:span text:style-name="T473"><draw:custom-shape svg:x="0in" svg:y="0in" svg:width="45.51042in" svg:height="0.00139in" draw:id="id7" draw:style-name="a7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474" text:outline-level="3"><text:span text:style-name="T475">💡</text:span><text:span text:style-name="T476"><text:s/>4. Dettagli Tecnici</text:span></text:h>
      <text:list text:style-name="LFO22" text:continue-numbering="true">
        <text:list-item>
          <text:p text:style-name="P477"><text:span text:style-name="T478">Formato Video:</text:span><text:span text:style-name="T479"><text:s/>Verticale (9:16) per adattarsi a Instagram Reels e Stories.</text:span></text:p>
        </text:list-item>
        <text:list-item>
          <text:p text:style-name="P480"><text:span text:style-name="T481">Editing:</text:span><text:span text:style-name="T482"><text:s/>Usa app come<text:s/></text:span><text:span text:style-name="T483">InShot, CapCut o Canva</text:span><text:span text:style-name="T484"><text:s/>per montare e aggiungere testi animati.</text:span></text:p>
        </text:list-item>
        <text:list-item>
          <text:p text:style-name="P485"><text:span text:style-name="T486">Sottotitoli:</text:span><text:span text:style-name="T487"><text:s/>Molti utenti guardano video senza audio, quindi inserisci testi chiari e leggibili.</text:span></text:p>
        </text:list-item>
      </text:list>
      <text:p text:style-name="P488"><text:span text:style-name="T489"><draw:custom-shape svg:x="0in" svg:y="0in" svg:width="45.51042in" svg:height="0.00139in" draw:id="id8" draw:style-name="a8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490" text:outline-level="3"><text:span text:style-name="T491">🚀</text:span><text:span text:style-name="T492"><text:s/>5. Call to Action (CTA)</text:span></text:h>
      <text:p text:style-name="P493">Alla fine del video, invita a:</text:p>
      <text:list text:style-name="LFO23" text:continue-numbering="true">
        <text:list-item>
          <text:p text:style-name="P494"><text:span text:style-name="T495">Seguire il profilo:</text:span><text:span text:style-name="T496"><text:s/></text:span><text:span text:style-name="T497">"Se anche tu ami l’ordine e la creatività, seguimi su Ordinflare!"</text:span></text:p>
        </text:list-item>
        <text:list-item>
          <text:p text:style-name="P498"><text:span text:style-name="T499">Commentare:</text:span><text:span text:style-name="T500"><text:s/></text:span><text:span text:style-name="T501">"Cosa significa per te vivere con ordine?<text:s/></text:span><text:span text:style-name="T502">Scrivilo nei commenti!"</text:span></text:p>
        </text:list-item>
        <text:list-item>
          <text:p text:style-name="P503"><text:span text:style-name="T504">Condividere:</text:span><text:span text:style-name="T505"><text:s/></text:span><text:span text:style-name="T506">"Tagga chi ama la bellezza e l’armonia!"</text:span></text:p>
        </text:list-item>
      </text:list>
      <text:p text:style-name="P507"><text:span text:style-name="T508"><draw:custom-shape svg:x="0in" svg:y="0in" svg:width="45.51042in" svg:height="0.00139in" draw:id="id9" draw:style-name="a9" draw:name="Horizontal Line 9" text:anchor-type="as-char"><svg:title/><svg:desc/><draw:enhanced-geometry draw:type="non-primitive" svg:viewBox="0 0 21600 21600" draw:enhanced-path="M 0 0 L 21600 0 21600 21600 0 21600 Z N"/></draw:custom-shape></text:span></text:p>
      <text:p text:style-name="P509">Inizio modulo</text:p>
      <text:p text:style-name="P510">Fine modulo</text:p>
      <text:p text:style-name="P511">Fine modulo</text:p>
      <text:p text:style-name="P5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efano Impecora</meta:initial-creator>
    <dc:creator>Stefano Impecora</dc:creator>
    <meta:creation-date>2025-05-15T12:01:00Z</meta:creation-date>
    <dc:date>2025-05-15T12:50:00Z</dc:date>
    <meta:print-date>2025-05-15T12:50:00Z</meta:print-date>
    <meta:template xlink:href="Normal" xlink:type="simple"/>
    <meta:editing-cycles>8</meta:editing-cycles>
    <meta:editing-duration>PT1980S</meta:editing-duration>
    <meta:document-statistic meta:page-count="1" meta:paragraph-count="23" meta:word-count="1787" meta:character-count="11954" meta:row-count="84" meta:non-whitespace-character-count="10190"/>
  </office:meta>
</office:document-meta>
</file>